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281cm" fo:margin-left="0.778cm" fo:margin-right="0.942cm" table:align="margins" style:writing-mode="lr-tb"/>
    </style:style>
    <style:style style:name="Tableau2.A" style:family="table-column">
      <style:table-column-properties style:column-width="4.233cm" style:rel-column-width="18155*"/>
    </style:style>
    <style:style style:name="Tableau2.B" style:family="table-column">
      <style:table-column-properties style:column-width="11.047cm" style:rel-column-width="473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2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Objet :</text:span><text:span text:style-name="T2"> <text:tab/>Préparation de la réunion du 17 octobre 2012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6/10/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  <text:p text:style-name="P3">R.FOUCOU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/>
          </table:table-cell>
          <table:table-cell table:style-name="Tableau3.B2" office:value-type="string">
            <text:p text:style-name="P3"/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13">Ordre du jour de la réunion externe du 17/10/12</text:p>
      <text:p text:style-name="P7"/>
      <text:p text:style-name="P7"/>
      <text:p text:style-name="P7">Dans un premier temps, nous aborderons la question de l'authentification par reconnaissance faciale et vocale demandée par le client. Cette requête ne peut aboutir à cause du délais de livraison trop court.</text:p>
      <text:p text:style-name="P7"/>
      <text:p text:style-name="P7"/>
      <text:p text:style-name="P7">Dans un deuxième temps, nous approfondirons des points vus lors de la première réunion. C'est à dire les points suivants :</text:p>
      <text:list xml:id="list260996477" text:style-name="L1">
        <text:list-item>
          <text:p text:style-name="P15">Y a-t-il une authentification des employés ? Si oui, est ce par type d'employés ?</text:p>
        </text:list-item>
        <text:list-item>
          <text:p text:style-name="P15">Le logiciel doit il prendre en compte uniquement les réservations ?</text:p>
        </text:list-item>
        <text:list-item>
          <text:p text:style-name="P15">Est ce qu'une réservation peut être annulée ?</text:p>
        </text:list-item>
        <text:list-item>
          <text:p text:style-name="P15">Questions diverses</text:p>
        </text:list-item>
      </text:list>
      <text:p text:style-name="P7"/>
      <text:p text:style-name="P7"/>
      <text:p text:style-name="P7">Pour terminer, nous verrons l'avancement du projet. <text:s/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Ordre du jour réunion du 17/10/12 – Version 1.0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3:13:56</dc:date>
    <meta:editing-duration>PT13H29M10S</meta:editing-duration>
    <meta:editing-cycles>117</meta:editing-cycles>
    <meta:document-statistic meta:table-count="4" meta:image-count="0" meta:object-count="0" meta:page-count="2" meta:paragraph-count="37" meta:word-count="178" meta:character-count="1025"/>
    <dc:creator>Foucou Romain</dc:creator>
  </office:meta>
</office:document-meta>
</file>